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0877c" officeooo:paragraph-rsid="0000877c"/>
    </style:style>
    <style:style style:name="P2" style:family="paragraph" style:parent-style-name="Standard">
      <style:text-properties officeooo:rsid="0000877c" officeooo:paragraph-rsid="0002579b"/>
    </style:style>
    <style:style style:name="P3" style:family="paragraph" style:parent-style-name="Standard">
      <style:text-properties officeooo:rsid="0002579b" officeooo:paragraph-rsid="0002579b"/>
    </style:style>
    <style:style style:name="T1" style:family="text">
      <style:text-properties officeooo:rsid="0000b49c"/>
    </style:style>
    <style:style style:name="T2" style:family="text">
      <style:text-properties officeooo:rsid="0002579b"/>
    </style:style>
    <style:style style:name="T3" style:family="text">
      <style:text-properties officeooo:rsid="0003c207"/>
    </style:style>
    <style:style style:name="T4" style:family="text">
      <style:text-properties officeooo:rsid="0005b1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ing for Group I:</text:p>
      <text:p text:style-name="P1"/>
      <text:p text:style-name="P1">Maze Program Version: <text:span text:style-name="T1">3</text:span>.0</text:p>
      <text:p text:style-name="P1"/>
      <text:p text:style-name="P2">Our planning and meeting for version <text:span text:style-name="T1">three</text:span> of this project was focused around <text:span text:style-name="T2">decomposing the responsibilities of the RawFileHandler class, which will get messy, and what can be brought in from this class to other objects. In terms of the reset button, we only need to slightly modify the GameWindow and Tile Class to “add” movable objects to their original locations..</text:span></text:p>
      <text:p text:style-name="P3">The RawFileHandler will need to check for edge cases before even beginning to parse the binary file, such as checking if the file exists, or if it has the correct extension. From there, information will likely be read in sections, just as the notes/program pdfs indicate. As the file is “read”, information will be read into several different data structures, such that all information from the file can be exported to other classes. For now, all we care about is line data.</text:p>
      <text:p text:style-name="P2"><text:span text:style-name="T2">The Contents class will be the main candidate to call upon the RawFileHandler’s capabilities, and for the time being, should only be importing line coordinate information. It is important to override paintComponent in this class only, as this function is called upon by every opaque Jcomponent in the Jframe. Thankfully, the override tag makes it clear that only these objects need custom graphics information.</text:span></text:p>
      <text:p text:style-name="P3">The GameWindow class and the Tile class will be responsible for reset functionality. The GameWindow class houses the buttons and the overall game setup, and so it will need to initialize the reset sequence. The Tile class is where our <text:span text:style-name="T3">C</text:span>ontent objects are original called upon and generated with a factory method, and so the original spawn positions will need to be tracked from there. Once moves have been made, a data structure can keep track of where each movable component “belongs” once a reset function is called. </text:p>
      <text:p text:style-name="P2"/>
      <text:p text:style-name="P1">Tiles: <text:span text:style-name="T1">T</text:span>hese objects <text:span text:style-name="T1">are now </text:span>primed for different types of data transfer, <text:span text:style-name="T1">and allow for</text:span> basic stages of interactivity. We have solidified the type of JComponent that these objects will be, JLables that are hosted by JPanels, and will likely not step away from this. This is because these labels can easily be housed and manipulated within parent containers such a JPanels, without messing with the original constraints of the game board. <text:s/>In addition, the paintComponent and other graphic methods associated with Jlabels makes them prime candidates for future image upload and rotation, which is something that will need to be dealt <text:span text:style-name="T4">with repeatedly.</text:span> </text:p>
      <text:p text:style-name="P1"/>
      <text:p text:style-name="P1">Game: After researching GridBagLayout, we decided that this is the best layout manager to use for our game board setup. This will not be touched in terms of this iteration. Our understanding of how containers are manipulated by Layout Managers such as Border Layout and GridBagLayout was greatly increased through experimentation in th<text:span text:style-name="T4">e previous</text:span> section. It is very likely, that at some point, components of the game board will need to be retrieved and manipulated in different classes, and as a result, getters have be established in the GameWindow class.</text:p>
      <text:p text:style-name="P1"/>
      <text:p text:style-name="P1">Buttons: These will <text:span text:style-name="T1">be modified to support reset capabilities</text:span>, <text:span text:style-name="T1">and </text:span>will be modified later in the GameWindow class, as they will support actions such as <text:span text:style-name="T1">st</text:span>arting a new game. <text:span text:style-name="T1">Beyond this,</text:span> <text:span text:style-name="T1">t</text:span>hey have been rendered and orientated correctly, and <text:span text:style-name="T1">for the most part, serve their purposes well.</text:span></text:p>
      <text:p text:style-name="P1"/>
      <text:p text:style-name="P1">Sidebars: These have been subject to constant change. How they are colored, oriented, and what they should hold, has been a highly debated topic. We have settled on making these sidebars into translucent <text:s/>placeholders that serve as place to store Jlabel puzzle pieces when not in use on the game 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1:40:13.725063404</meta:creation-date>
    <dc:date>2020-04-07T11:59:30.136132467</dc:date>
    <meta:editing-duration>PT8M54S</meta:editing-duration>
    <meta:editing-cycles>5</meta:editing-cycles>
    <meta:generator>LibreOffice/5.2.7.2$Linux_X86_64 LibreOffice_project/20m0$Build-2</meta:generator>
    <meta:document-statistic meta:table-count="0" meta:image-count="0" meta:object-count="0" meta:page-count="1" meta:paragraph-count="10" meta:word-count="595" meta:character-count="3612" meta:non-whitespace-character-count="3022"/>
  </office:meta>
</office:document-meta>
</file>